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text-properties style:font-name="Menlo" fo:font-size="15.0pt" fo:background-color="#ffffff"/>
    </style:style>
    <style:style style:name="P2" style:family="paragraph" style:parent-style-name="Standard">
      <style:text-properties style:font-name="Menlo" fo:font-size="15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body {</text:span></text:p>
      <text:p text:style-name="P1"><text:span text:style-name="T1">background-color: lightblue;</text:span></text:p>
      <text:p text:style-name="P1"><text:span text:style-name="T1">}</text:span></text:p>
      <text:p text:style-name="P2"><text:span text:style-name="T1"/></text:p>
      <text:p text:style-name="P1"><text:span text:style-name="T1">h1 {</text:span></text:p>
      <text:p text:style-name="P1"><text:span text:style-name="T1">color: navy;</text:span></text:p>
      <text:p text:style-name="P1"><text:span text:style-name="T1">margin-left: 20px;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</meta:generator>
  </office:meta>
</office:document-meta>
</file>